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18.21pt" svg:height="302.46pt" svg:x="150.97pt" svg:y="30.5pt">
            <draw:object draw:notify-on-update-of-ranges="Sheet1.A1:Sheet1.A1 Sheet1.A2:Sheet1.A35 Sheet1.B1:Sheet1.B1 Sheet1.B2:Sheet1.B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Window Size</text:p>
          </table:table-cell>
          <table:table-cell table:style-name="ce1" office:value-type="string" calcext:value-type="string">
            <text:p>RMS 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0968332935224" calcext:value-type="float">
            <text:p>78.09683329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66560644044926" calcext:value-type="float">
            <text:p>5.66560644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32619026200489" calcext:value-type="float">
            <text:p>5.3261902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35788118631739" calcext:value-type="float">
            <text:p>5.35788118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25661125955643" calcext:value-type="float">
            <text:p>5.25661125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11746225274696" calcext:value-type="float">
            <text:p>5.11746225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20349612634533" calcext:value-type="float">
            <text:p>5.20349612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30838530470304" calcext:value-type="float">
            <text:p>5.30838530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08108215906143" calcext:value-type="float">
            <text:p>5.08108215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86685699736086" calcext:value-type="float">
            <text:p>4.86685699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59298049087899" calcext:value-type="float">
            <text:p>4.59298049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63119522187361" calcext:value-type="float">
            <text:p>4.63119522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68025172221798" calcext:value-type="float">
            <text:p>4.68025172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71108208968282" calcext:value-type="float">
            <text:p>4.71108208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84660107659526" calcext:value-type="float">
            <text:p>4.84660107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87598372295517" calcext:value-type="float">
            <text:p>4.8759837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77650201498207" calcext:value-type="float">
            <text:p>4.7765020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82179146587027" calcext:value-type="float">
            <text:p>4.82179146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85430572648286" calcext:value-type="float">
            <text:p>4.85430572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90961332673921" calcext:value-type="float">
            <text:p>4.90961332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86014212714042" calcext:value-type="float">
            <text:p>4.86014212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03058123083523" calcext:value-type="float">
            <text:p>5.03058123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08111315985978" calcext:value-type="float">
            <text:p>5.08111315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.17462479703857" calcext:value-type="float">
            <text:p>5.1746247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15476374986396" calcext:value-type="float">
            <text:p>5.15476374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.97759090566576" calcext:value-type="float">
            <text:p>4.97759090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.03171964791467" calcext:value-type="float">
            <text:p>5.03171964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10003532004921" calcext:value-type="float">
            <text:p>5.100035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12721491348836" calcext:value-type="float">
            <text:p>5.12721491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15105510592088" calcext:value-type="float">
            <text:p>5.15105510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22152834098387" calcext:value-type="float">
            <text:p>5.2215283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24956123325722" calcext:value-type="float">
            <text:p>5.24956123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.31012695805657" calcext:value-type="float">
            <text:p>5.31012695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.33129102388912" calcext:value-type="float">
            <text:p>5.33129102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T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T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7:27:52.868807000</meta:creation-date>
    <dc:date>2017-04-23T17:44:00.511516000</dc:date>
    <meta:editing-duration>PT16M7S</meta:editing-duration>
    <meta:editing-cycles>2</meta:editing-cycles>
    <meta:generator>LibreOffice/4.4.3.2$MacOSX_X86_64 LibreOffice_project/88805f81e9fe61362df02b9941de8e38a9b5fd16</meta:generator>
    <meta:document-statistic meta:table-count="1" meta:cell-count="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51cm" svg:stroke-color="#ffd320" svg:stroke-opacity="95%" draw:fill-color="#ffd320" draw:opacity="95%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81cm" svg:height="10.671cm" xlink:href=".." xlink:type="simple" chart:class="chart:scatter" chart:style-name="ch1">
        <chart:legend chart:legend-position="end" svg:x="18.803cm" svg:y="5.043cm" style:legend-expansion="high" chart:style-name="ch2"/>
        <chart:plot-area chart:style-name="ch3" table:cell-range-address="Sheet1.A1:Sheet1.B35" chart:data-source-has-labels="row" svg:x="0.436cm" svg:y="0.213cm" svg:width="17.931cm" svg:height="10.245cm">
          <chartooo:coordinate-region svg:x="1.069cm" svg:y="0.405cm" svg:width="17.105cm" svg:height="9.4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5" chart:label-cell-address="Sheet1.B1:Sheet1.B1" chart:class="chart:scatter">
            <chart:domain table:cell-range-address="Sheet1.A2:Sheet1.A35"/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MS Error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35</svg:desc>
                </draw:g>
              </table:table-cell>
              <table:table-cell office:value-type="float" office:value="78.0968332935224">
                <text:p>78.0968332935224</text:p>
                <draw:g>
                  <svg:desc>Sheet1.B2:Sheet1.B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66560644044926">
                <text:p>5.66560644044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32619026200489">
                <text:p>5.32619026200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35788118631739">
                <text:p>5.357881186317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25661125955643">
                <text:p>5.256611259556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11746225274696">
                <text:p>5.11746225274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20349612634533">
                <text:p>5.203496126345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30838530470304">
                <text:p>5.308385304703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08108215906143">
                <text:p>5.08108215906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86685699736086">
                <text:p>4.866856997360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59298049087899">
                <text:p>4.59298049087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63119522187361">
                <text:p>4.631195221873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68025172221798">
                <text:p>4.680251722217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71108208968282">
                <text:p>4.71108208968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84660107659526">
                <text:p>4.846601076595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87598372295517">
                <text:p>4.875983722955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.77650201498207">
                <text:p>4.77650201498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.82179146587027">
                <text:p>4.821791465870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.85430572648286">
                <text:p>4.854305726482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.90961332673921">
                <text:p>4.909613326739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.86014212714042">
                <text:p>4.860142127140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.03058123083523">
                <text:p>5.030581230835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.08111315985978">
                <text:p>5.081113159859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.17462479703857">
                <text:p>5.174624797038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.15476374986396">
                <text:p>5.154763749863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.97759090566576">
                <text:p>4.977590905665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.03171964791467">
                <text:p>5.031719647914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.10003532004921">
                <text:p>5.100035320049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.12721491348836">
                <text:p>5.127214913488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.15105510592088">
                <text:p>5.151055105920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.22152834098387">
                <text:p>5.221528340983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.24956123325722">
                <text:p>5.249561233257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.31012695805657">
                <text:p>5.310126958056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.33129102388912">
                <text:p>5.331291023889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MacOSX_X86_64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